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7362767949588808" text:style-name="Outline">
        <text:list-item>
          <text:h text:style-name="P4" text:outline-level="1">Chat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5-10-2018</text:p>
      <text:p text:style-name="Standard"/>
      <text:p text:style-name="P1">Programa:<text:tab/><text:a xlink:type="simple" xlink:href="https://medium.com/flutter-community/building-a-chat-app-with-flutter-and-firebase-from-scratch-9eaa7f41782e" text:style-name="Internet_20_link" text:visited-style-name="Visited_20_Internet_20_Link">chat</text:a></text:p>
      <text:p text:style-name="P1"><text:tab/><text:tab/><text:a xlink:type="simple" xlink:href="https://medium.com/flutter-community/building-a-chat-app-with-flutter-and-firebase-from-scratch-9eaa7f41782e?fbclid=IwAR2Tphnn80wzjOx721kzahZv7hR5SyTDdTjdcpmdmOZriCsOF2EG6d7Gwko" text:style-name="Internet_20_link" text:visited-style-name="Visited_20_Internet_20_Link">chat con firebase</text:a></text:p>
      <text:p text:style-name="P1"><text:tab/><text:tab/><text:a xlink:type="simple" xlink:href="https://codelabs.developers.google.com/codelabs/flutter/#0" text:style-name="Internet_20_link" text:visited-style-name="Visited_20_Internet_20_Link">codelab</text:a></text:p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8-10-05T14:54:52.657000000</meta:creation-date>
    <meta:editing-duration>PT5M43S</meta:editing-duration>
    <meta:generator>OpenOffice/4.1.6$Unix OpenOffice.org_project/416m1$Build-9790</meta:generator>
    <dc:date>2019-03-12T09:10:13</dc:date>
    <dc:creator>Máximo Meza</dc:creator>
    <meta:document-statistic meta:table-count="0" meta:image-count="0" meta:object-count="0" meta:page-count="2" meta:paragraph-count="11" meta:word-count="20" meta:character-count="1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